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FF0000"/>
    </style:style>
    <style:style style:name="P3" style:parent-style-name="Normal" style:family="paragraph">
      <style:text-properties fo:color="#FF0000"/>
    </style:style>
    <style:style style:name="P4" style:parent-style-name="Normal" style:family="paragraph">
      <style:text-properties fo:color="#FF0000"/>
    </style:style>
    <style:style style:name="P5" style:parent-style-name="Normal" style:family="paragraph">
      <style:text-properties fo:color="#FF0000"/>
    </style:style>
    <style:style style:name="P6" style:parent-style-name="Normal" style:family="paragraph">
      <style:text-properties fo:color="#FF0000"/>
    </style:style>
    <style:style style:name="P7" style:parent-style-name="Normal" style:family="paragraph">
      <style:text-properties fo:color="#FF0000"/>
    </style:style>
    <style:style style:name="P8" style:parent-style-name="Normal" style:family="paragraph">
      <style:paragraph-properties fo:widows="0" fo:orphans="0" style:text-autospace="none" fo:margin-bottom="0.1388in" fo:line-height="115%"/>
    </style:style>
    <style:style style:name="T9" style:parent-style-name="DefaultParagraphFont" style:family="text">
      <style:text-properties style:font-name="Calibri" style:font-name-complex="Calibri" fo:color="#FF0000" fo:language="en"/>
    </style:style>
    <style:style style:name="T10" style:parent-style-name="DefaultParagraphFont" style:family="text">
      <style:text-properties style:font-name="Calibri" style:font-name-complex="Calibri" fo:language="en"/>
    </style:style>
    <style:style style:name="P1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2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</office:automatic-styles>
  <office:body>
    <office:text text:use-soft-page-breaks="true">
      <text:p text:style-name="P1">Subiect 5</text:p>
      <text:p text:style-name="P2">1.Sintaxa generala pt o clasa</text:p>
      <text:p text:style-name="Normal">class &lt; nume &gt;</text:p>
      <text:p text:style-name="Normal">{</text:p>
      <text:p text:style-name="Normal"><text:s/>char nume [2 ];</text:p>
      <text:p text:style-name="Normal">private : int suma ;</text:p>
      <text:p text:style-name="Normal">public : void afisare();</text:p>
      <text:p text:style-name="Normal">};</text:p>
      <text:p text:style-name="P3">2. Ce reprezinta pointerul<text:s/><text:s/>this?</text:p>
      <text:p text:style-name="Normal">Figureaza ca un cuvant cheie a limbajului C++. Este o data membra ascunsa a unei clase si este initializata cu adresa de inceput a obiectului current in momentul declararii obiectului. Poate fi folosita doar in modul “read”.</text:p>
      <text:p text:style-name="Normal">class Cls<text:s/></text:p>
      <text:p text:style-name="Normal">{ <text:s text:c="2"/>int x;</text:p>
      <text:p text:style-name="Normal">Public :</text:p>
      <text:p text:style-name="Normal">void <text:s/>fct (int vx );</text:p>
      <text:p text:style-name="Normal">}</text:p>
      <text:p text:style-name="Normal">void Cls : : fct (int vx )</text:p>
      <text:p text:style-name="Normal">{<text:s/></text:p>
      <text:p text:style-name="Normal">This-&gt; x=vx;</text:p>
      <text:p text:style-name="Normal">(x=vx);</text:p>
      <text:p text:style-name="Normal"><text:s/>}</text:p>
      <text:p text:style-name="Normal">Void main( <text:s/>void )</text:p>
      <text:p text:style-name="Normal">{</text:p>
      <text:p text:style-name="Normal">cls ob ;</text:p>
      <text:p text:style-name="Normal">ob.fct(3);</text:p>
      <text:p text:style-name="Normal">}</text:p>
      <text:p text:style-name="P4">3.Supradefiniti operatorul de incrementare<text:s/>pt o posibila clasa Test</text:p>
      <text:p text:style-name="Normal">Class Test</text:p>
      <text:soft-page-break/>
      <text:p text:style-name="Normal">{</text:p>
      <text:p text:style-name="Normal"><text:s/>Int v[10];</text:p>
      <text:p text:style-name="Normal">Test &amp; operator ++(int);</text:p>
      <text:p text:style-name="Normal">Test &amp; operator ++(void);</text:p>
      <text:p text:style-name="Normal">};</text:p>
      <text:p text:style-name="Normal">Vector &amp; Vector : : operator ++(int)</text:p>
      <text:p text:style-name="Normal">{ vector[ n]=k;</text:p>
      <text:p text:style-name="Normal">n++;</text:p>
      <text:p text:style-name="Normal">return *this;</text:p>
      <text:p text:style-name="Normal">}</text:p>
      <text:p text:style-name="Normal">Vector &amp; Vector : : operator ++(void)</text:p>
      <text:p text:style-name="Normal">{ vector[ 0]=k;</text:p>
      <text:p text:style-name="Normal">n++;</text:p>
      <text:p text:style-name="Normal">}</text:p>
      <text:p text:style-name="P5">4.Dati un exemplu de o clasa polimorfa</text:p>
      <text:p text:style-name="Normal">class Test</text:p>
      <text:p text:style-name="Normal">{ <text:s/></text:p>
      <text:p text:style-name="Normal">virtual void afisare( );</text:p>
      <text:p text:style-name="Normal">}</text:p>
      <text:p text:style-name="Normal">Prin aceasta clasa se asigura apelul metodei afisare corespondenta timpului dynamic al obiectelor</text:p>
      <text:p text:style-name="P6">5.Ce reprezinta tipul static in C++?</text:p>
      <text:p text:style-name="Normal">Are proprietatea ca apartine tuturor obiectelor unei clase .O modificare produsa de catre un obiect asupra unui membru static se va reflecta si asupra celprlalte obiecte</text:p>
      <text:p text:style-name="Normal"/>
      <text:p text:style-name="P7">6.Utilitatea constructorilor de conversie de tip.Cum ii recunoastem?</text:p>
      <text:p text:style-name="Normal">Se utilizeaza atunci cand vrem sa initializam un obiect cu altceva decat variabile implicite. Acestia arata ca un constructor implicit ,doar ca au si parametri</text:p>
      <text:p text:style-name="Normal">Class Test<text:s/></text:p>
      <text:p text:style-name="Normal">{</text:p>
      <text:soft-page-break/>
      <text:p text:style-name="Normal">char * p;</text:p>
      <text:p text:style-name="Normal">public :Test ( char *pp);</text:p>
      <text:p text:style-name="Normal">}</text:p>
      <text:p text:style-name="Normal"/>
      <text:p text:style-name="Normal">7.Sistemul de tartare al erorilor in C++</text:p>
      <text:p text:style-name="Normal">Se bazeaza pe identificarea unei zone din program carea ar putea genera o exceptie,se marcheaza in cadrul unui bloc de tip try. Se testeaza conditia de opozitie a exceptiei si in caz pozitiv se semnaleaza cu throw.</text:p>
      <text:p text:style-name="Normal">try</text:p>
      <text:p text:style-name="Normal">{</text:p>
      <text:p text:style-name="Normal"><text:s/>if(n==0)</text:p>
      <text:p text:style-name="Normal"><text:s/>throw ;</text:p>
      <text:p text:style-name="Normal">int ( );</text:p>
      <text:p text:style-name="Normal">}</text:p>
      <text:p text:style-name="Normal"/>
      <text:p text:style-name="Normal">catch ( int)<text:s/></text:p>
      <text:p text:style-name="Normal">{</text:p>
      <text:p text:style-name="Normal">cout&lt;&lt;”impartirea la rest”&lt;&lt;endl;</text:p>
      <text:p text:style-name="Normal">}</text:p>
      <text:p text:style-name="Normal"/>
      <text:p text:style-name="P8"><text:span text:style-name="T9">8.Functia template se foloseste</text:span><text:span text:style-name="T10"><text:s/>in momentul in care se doreste a se crea o functie care va folosi diferite tipuri de date. De exemplu daca incercam sa cream un calculator care sa adune 2 numere, in mod normal ar trebui sa cream cate o functie pt fiecare tip de variabila: int, float,double etc, dar cu functia template acest lucru se simplifica radical.</text:span></text:p>
      <text:p text:style-name="P11"/>
      <text:p text:style-name="P12">template &lt; class Calculator&gt;</text:p>
      <text:p text:style-name="P13">Calculator adunare( calculator a, calculator b)</text:p>
      <text:p text:style-name="P14">{ return a+b</text:p>
      <text:p text:style-name="P15">}</text:p>
      <text:p text:style-name="P16">int main(){</text:p>
      <text:soft-page-break/>
      <text:p text:style-name="P17">int x=7, y=43, z;</text:p>
      <text:p text:style-name="P18">z=adunare(x,y)</text:p>
      <text:p text:style-name="P19">cout&lt;&lt;z;</text:p>
      <text:p text:style-name="P20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n Daniel</meta:initial-creator>
    <dc:creator>Roman Daniel</dc:creator>
    <meta:creation-date>2020-02-16T21:36:00Z</meta:creation-date>
    <dc:date>2020-02-16T22:12:00Z</dc:date>
    <meta:template xlink:href="Normal" xlink:type="simple"/>
    <meta:editing-cycles>2</meta:editing-cycles>
    <meta:editing-duration>PT2040S</meta:editing-duration>
    <meta:document-statistic meta:page-count="4" meta:paragraph-count="4" meta:word-count="348" meta:character-count="2331" meta:row-count="16" meta:non-whitespace-character-count="1987"/>
  </office:meta>
</office:document-meta>
</file>